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line-height="150%"/>
      <style:text-properties style:text-underline-style="none"/>
    </style:style>
    <style:style style:name="P2" style:family="paragraph" style:parent-style-name="Heading_20_2">
      <style:paragraph-properties fo:line-height="150%"/>
      <style:text-properties style:text-underline-style="none"/>
    </style:style>
    <style:style style:name="P3" style:family="paragraph" style:parent-style-name="Heading_20_2">
      <style:paragraph-properties fo:line-height="150%" fo:break-before="page"/>
      <style:text-properties style:text-underline-style="none"/>
    </style:style>
    <style:style style:name="P4" style:family="paragraph" style:parent-style-name="Text_20_body">
      <style:paragraph-properties fo:line-height="150%"/>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3. Alignment</text:h>
      <text:p text:style-name="P4">In the first step the mapper creates a list of all genes containing all relevant seeds, calculates all possible start and end positions of the read based on all known transcripts and gathers these coordinates as fixed points for the alignment.</text:p>
      <text:p text:style-name="P4">The second step is the pathing. The pathing algorithm determines all intron / exon combinations filling the gap between every pair of consecutive fixed points in transcriptomic and genomic space.</text:p>
      <text:p text:style-name="P4">In the final step the aligner calculates a score for every pathing, selects the pathing with the highest score in every seed gap and creates the best possible alignment for every gene from the list created before.</text:p>
      <text:h text:style-name="P2" text:outline-level="2">3.1 Start and end position estimation</text:h>
      <text:p text:style-name="P4">In most cases the first and last mapped seed from a given read don't cover the read start and end. Because of that the read start and end position have to be estimated before being able to create a pathing. The mapper tracks the transcriptomic position of the read start (or end) back (or forward) based on the first (or last) mapped seed, translates this position to a genomic coordinate for every known transcript and executes the following steps for every possible start (or end) position. During the stitching the algorithm also selects the best start (or end) position based on the respective alignment scores.</text:p>
      <text:h text:style-name="P2" text:outline-level="2">3.2 Pathing</text:h>
      <text:p text:style-name="P4">The pathing is required because the gap between two seeds is still too big to be aligned as is. It's based on the assumption that every alignment consists out of close-to-linear exons (Besides the InDels resulting from the Nanopore Sequencing technology) and gap-free introns. Furthermore the algorithm assumes that every splice variant can be derived from the already known 5' and 3' splicing sites.</text:p>
      <text:p text:style-name="P4">The pather creates a list of all possible introns and exons in the mapping area by combining every 5' with every 3' splicing site and creates all subsets from this list with a total transcriptomic length equal to the read length and a total intronic length equal to the difference between genomic and transcriptomic length of the mapping area.</text:p>
      <text:p text:style-name="P4">Every subset now represents a rough mapping attempt between two seeds (Or a start / end position candidate and a seed).</text:p>
      <text:h text:style-name="P3" text:outline-level="2">3.3 Alignment</text:h>
      <text:p text:style-name="P4">The aligner calculates a score for every pathing by aligning the exon parts to their respective genomic sequence (According to the pathing) with a slightly changed Gotoh algoritm in global (For gaps between two seeds), start-freeshift (For start position candidates) or end-freeshift (For end position candidates) mode.</text:p>
      <text:h text:style-name="P2" text:outline-level="2">3.4 Stitching</text:h>
      <text:p text:style-name="P4">The final part consists of comparing all mapped pathings for every seed gap, picking the best-fitting pathing and inserting the intron and seed sequences to create the best possible alignment for every gene within the mapping area. The mapping with the highest score between all genes is marked as primary alignment, everything else is marked as secondary.</text:p>
      <text:h text:style-name="P2" text:outline-level="2">3.5 Multithreading</text:h>
      <text:p text:style-name="P4">Due to absolute isolation of every read during the alignment it's very easy to distribute the reads to different threads to map them independent and faster. The Java implementation uses the Java 8 Stream API which can be used to split the entire alignment process into multiple threads. The only choke points remaining are input and output operations while reading fastM oder writing SAM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ian Tichawa</meta:initial-creator>
    <meta:creation-date>2017-05-02T16:15:40.11</meta:creation-date>
    <dc:date>2017-05-03T15:28:34.23</dc:date>
    <dc:creator>Florian Tichawa</dc:creator>
    <meta:editing-duration>PT11M32S</meta:editing-duration>
    <meta:editing-cycles>1</meta:editing-cycles>
    <meta:generator>OpenOffice/4.1.3$Win32 OpenOffice.org_project/413m1$Build-9783</meta:generator>
    <meta:document-statistic meta:table-count="0" meta:image-count="0" meta:object-count="0" meta:page-count="2" meta:paragraph-count="16" meta:word-count="542" meta:character-count="3301"/>
  </office:meta>
</office:document-meta>
</file>